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svg:stroke-linecap="round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.566cm" fo:min-width="0.316cm" fo:padding-top="0.142cm" fo:padding-bottom="0.142cm" fo:padding-left="0.267cm" fo:padding-right="0.267cm"/>
    </style:style>
    <style:style style:name="gr3" style:family="graphic" style:parent-style-name="standard">
      <style:graphic-properties draw:stroke="none" draw:fill="none" fo:min-height="0.949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gr5" style:family="graphic" style:parent-style-name="objectwithoutfill">
      <style:graphic-properties svg:stroke-width="0.035cm" svg:stroke-color="#000000" draw:marker-start-width="0.252cm" draw:marker-end="Arrow" draw:marker-end-width="0.352cm" svg:stroke-linecap="round" draw:fill="none" draw:textarea-vertical-align="middle" fo:padding-top="0.142cm" fo:padding-bottom="0.142cm" fo:padding-left="0.267cm" fo:padding-right="0.267cm"/>
    </style:style>
    <style:style style:name="gr6" style:family="graphic" style:parent-style-name="Default_5f_1">
      <style:graphic-properties draw:stroke="none" draw:fill="none" fo:min-height="0.952cm"/>
    </style:style>
    <style:style style:name="gr7" style:family="graphic" style:parent-style-name="standard">
      <style:graphic-properties svg:stroke-width="0.035cm" svg:stroke-color="#000000" draw:marker-start-width="0.252cm" draw:marker-end-width="0.252cm" draw:fill="solid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/>
      <style:paragraph-properties fo:text-align="start"/>
      <style:text-properties style:font-name="Liberation Serif" fo:font-size="20pt" style:font-size-asian="20pt" style:font-size-complex="20pt"/>
    </style:style>
    <style:style style:name="P4" style:family="paragraph">
      <loext:graphic-properties draw:fill="solid" draw:fill-color="#000000"/>
      <style:paragraph-properties fo:text-align="center"/>
    </style:style>
    <style:style style:name="T1" style:family="text">
      <style:text-properties style:font-name="Liberation Serif" fo:font-size="20pt" style:font-size-asian="20pt" style:font-size-complex="20pt"/>
    </style:style>
    <style:style style:name="T2" style:family="text">
      <style:text-properties style:text-position="0% 100%" style:font-name="Liberation Serif" fo:font-size="20pt" style:font-size-asian="20pt" style:font-size-complex="20pt"/>
    </style:style>
    <style:style style:name="T3" style:family="text">
      <style:text-properties style:text-position="-33% 58%" style:font-name="Liberation Serif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path draw:style-name="gr1" draw:text-style-name="P1" draw:layer="layout" svg:width="0cm" svg:height="0.899cm" svg:x="14cm" svg:y="7.7cm" svg:viewBox="0 0 0 900" svg:d="M0 900c0-299 0-601 0-900">
            <text:p/>
          </draw:path>
          <draw:path draw:style-name="gr1" draw:text-style-name="P1" draw:layer="layout" svg:width="0.799cm" svg:height="0cm" svg:x="13.6cm" svg:y="8.6cm" svg:viewBox="0 0 800 0" svg:d="M800 0c-266 0-534 0-800 0">
            <text:p/>
          </draw:path>
        </draw:g>
        <draw:g>
          <draw:path draw:style-name="gr1" draw:text-style-name="P1" draw:layer="layout" svg:width="0cm" svg:height="1.399cm" svg:x="11.3cm" svg:y="4.7cm" svg:viewBox="0 0 0 1400" svg:d="M0 1400c0-465 0-935 0-1400">
            <text:p/>
          </draw:path>
          <draw:path draw:style-name="gr1" draw:text-style-name="P1" draw:layer="layout" svg:width="-0.001cm" svg:height="1.399cm" draw:transform="rotate (4.18896473771159) translate (12.5182177826491cm 5.4cm)" svg:viewBox="0 0 0 1400" svg:d="M0 0c0 465 0 935 0 1400">
            <text:p/>
          </draw:path>
          <draw:path draw:style-name="gr1" draw:text-style-name="P1" draw:layer="layout" svg:width="0cm" svg:height="0.699cm" draw:transform="skewX (1.04911741337379) translate (12.5176102604252cm 5.4cm)" svg:viewBox="0 0 1 700" svg:d="M1 0c-1 233-1 467-1 700">
            <text:p/>
          </draw:path>
          <draw:path draw:style-name="gr1" draw:text-style-name="P1" draw:layer="layout" svg:width="0cm" svg:height="0.199cm" draw:transform="rotate (1.5707963267949) translate (11.4cm 5.1cm)" svg:viewBox="0 0 0 200" svg:d="M0 200c0-66 0-134 0-200">
            <text:p/>
          </draw:path>
          <draw:path draw:style-name="gr1" draw:text-style-name="P1" draw:layer="layout" svg:width="0.399cm" svg:height="0cm" svg:x="10.9cm" svg:y="5.1cm" svg:viewBox="0 0 400 0" svg:d="M0 0c132 0 268 0 400 0">
            <text:p/>
          </draw:path>
          <draw:path draw:style-name="gr1" draw:text-style-name="P1" draw:layer="layout" svg:width="0cm" svg:height="0.199cm" svg:x="11.5cm" svg:y="5.6cm" svg:viewBox="0 0 0 200" svg:d="M0 0c0 66 0 134 0 200">
            <text:p/>
          </draw:path>
          <draw:path draw:style-name="gr1" draw:text-style-name="P1" draw:layer="layout" svg:width="0.399cm" svg:height="0cm" svg:x="10.9cm" svg:y="5.7cm" svg:viewBox="0 0 400 0" svg:d="M0 0c132 0 268 0 400 0">
            <text:p/>
          </draw:path>
          <draw:path draw:style-name="gr1" draw:text-style-name="P1" draw:layer="layout" svg:width="0.199cm" svg:height="0cm" svg:x="11.4cm" svg:y="5.7cm" svg:viewBox="0 0 200 0" svg:d="M0 0c66 0 134 0 200 0">
            <text:p/>
          </draw:path>
          <draw:path draw:style-name="gr1" draw:text-style-name="P1" draw:layer="layout" svg:width="0.399cm" svg:height="0cm" svg:x="12.5cm" svg:y="5.4cm" svg:viewBox="0 0 400 0" svg:d="M0 0c132 0 268 0 400 0">
            <text:p/>
          </draw:path>
        </draw:g>
        <draw:g>
          <draw:custom-shape draw:style-name="gr2" draw:text-style-name="P1" draw:layer="layout" svg:width="1.2cm" svg:height="1.2cm" draw:transform="rotate (-1.5707963267949) translate (14.6cm 5.9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frame draw:style-name="gr3" draw:text-style-name="P3" draw:layer="layout" svg:width="0.989cm" svg:height="1.199cm" svg:x="13.5cm" svg:y="6.001cm">
            <draw:text-box>
              <text:p text:style-name="P2"><text:span text:style-name="T1">V</text:span></text:p>
            </draw:text-box>
          </draw:frame>
          <draw:path draw:style-name="gr4" draw:text-style-name="P1" draw:layer="layout" svg:width="0.2cm" svg:height="0.2cm" draw:transform="rotate (-1.5707963267949) translate (14.101cm 7.499cm)" svg:viewBox="0 0 201 201" svg:d="M99 0c56 0 100 43 100 99s-44 100-100 100-99-44-99-100 43-99 99-99zM0 0zM201 201z">
            <text:p/>
          </draw:path>
          <draw:path draw:style-name="gr4" draw:text-style-name="P1" draw:layer="layout" svg:width="0.2cm" svg:height="0.2cm" draw:transform="rotate (-1.5707963267949) translate (14.1cm 5.3cm)" svg:viewBox="0 0 201 201" svg:d="M99 0c56 0 100 43 100 99s-44 100-100 100-99-44-99-100 43-99 99-99zM0 0zM201 201z">
            <text:p/>
          </draw:path>
          <draw:path draw:style-name="gr1" draw:text-style-name="P1" draw:layer="layout" svg:width="0.399cm" svg:height="0cm" draw:transform="rotate (-1.5707963267949) translate (14cm 5.50001096612692cm)" svg:viewBox="0 0 400 0" svg:d="M400 0c-133 0-267 0-400 0">
            <text:p/>
          </draw:path>
          <draw:path draw:style-name="gr1" draw:text-style-name="P1" draw:layer="layout" svg:width="0.399cm" svg:height="0.001cm" draw:transform="skewX (-0.0200712863979348) rotate (-1.5707963267949) translate (14.0020471784116cm 7.0999689240455cm)" svg:viewBox="0 0 400 2" svg:d="M400 0c-133 1-267 1-400 2">
            <text:p/>
          </draw:path>
        </draw:g>
        <draw:path draw:style-name="gr1" draw:text-style-name="P1" draw:layer="layout" svg:width="0cm" svg:height="1.099cm" draw:transform="rotate (1.5707963267949) translate (12.9cm 5.4cm)" svg:viewBox="0 0 0 1100" svg:d="M0 1100c0-365 0-735 0-1100">
          <text:p/>
        </draw:path>
        <draw:path draw:style-name="gr1" draw:text-style-name="P1" draw:layer="layout" svg:width="0cm" svg:height="2.099cm" svg:x="10cm" svg:y="3cm" svg:viewBox="0 0 0 2100" svg:d="M0 2100c0-697 0-1403 0-2100">
          <text:p/>
        </draw:path>
        <draw:path draw:style-name="gr1" draw:text-style-name="P1" draw:layer="layout" svg:width="0cm" svg:height="0.899cm" draw:transform="rotate (1.5707963267949) translate (13.1cm 4cm)" svg:viewBox="0 0 0 900" svg:d="M0 900c0-299 0-601 0-900">
          <text:p/>
        </draw:path>
        <draw:line draw:style-name="gr5" draw:text-style-name="P1" draw:layer="layout" svg:x1="14.8cm" svg:y1="5.7cm" svg:x2="14.8cm" svg:y2="7.6cm">
          <text:p/>
        </draw:line>
        <draw:frame draw:style-name="gr6" draw:text-style-name="P3" draw:layer="layout" svg:width="1.4cm" svg:height="1.202cm" svg:x="14.7cm" svg:y="5.998cm">
          <draw:text-box>
            <text:p text:style-name="P2"><text:span text:style-name="T2">U</text:span><text:span text:style-name="T3">a</text:span></text:p>
          </draw:text-box>
        </draw:frame>
        <draw:line draw:style-name="gr5" draw:text-style-name="P1" draw:layer="layout" svg:x1="10.5cm" svg:y1="5.7cm" svg:x2="11.1cm" svg:y2="5.7cm">
          <text:p/>
        </draw:line>
        <draw:frame draw:style-name="gr6" draw:text-style-name="P3" draw:layer="layout" svg:width="1.4cm" svg:height="1.202cm" svg:x="10cm" svg:y="5.6cm">
          <draw:text-box>
            <text:p text:style-name="P2"><text:span text:style-name="T2">I</text:span><text:span text:style-name="T3">B+</text:span></text:p>
          </draw:text-box>
        </draw:frame>
        <draw:path draw:style-name="gr1" draw:text-style-name="P1" draw:layer="layout" svg:width="0cm" svg:height="2.399cm" svg:x="14cm" svg:y="3cm" svg:viewBox="0 0 0 2400" svg:d="M0 2400c0-797 0-1603 0-2400">
          <text:p/>
        </draw:path>
        <draw:path draw:style-name="gr7" draw:text-style-name="P4" draw:layer="layout" svg:width="0.2cm" svg:height="0.2cm" draw:transform="rotate (-1.5707963267949) translate (14.102cm 5.301cm)" svg:viewBox="0 0 201 201" svg:d="M99 0c56 0 100 43 100 99s-44 100-100 100-99-44-99-100 43-99 99-99zM0 0zM201 201z">
          <text:p/>
        </draw:path>
        <draw:frame draw:style-name="gr6" draw:text-style-name="P3" draw:layer="layout" svg:width="1.4cm" svg:height="1.202cm" svg:x="14cm" svg:y="3.498cm">
          <draw:text-box>
            <text:p text:style-name="P2"><text:span text:style-name="T2">I</text:span><text:span text:style-name="T3">C</text:span></text:p>
          </draw:text-box>
        </draw:frame>
        <draw:line draw:style-name="gr5" draw:text-style-name="P1" draw:layer="layout" svg:x1="13.8cm" svg:y1="4cm" svg:x2="13.2cm" svg:y2="4cm">
          <text:p/>
        </draw:line>
        <draw:g>
          <draw:path draw:style-name="gr1" draw:text-style-name="P1" draw:layer="layout" svg:width="-0.001cm" svg:height="0.299cm" draw:transform="rotate (-1.5707963267949) translate (11.5cm 3.001cm)" svg:viewBox="0 0 0 300" svg:d="M0 300c0-100 0-200 0-300">
            <text:p/>
          </draw:path>
          <draw:path draw:style-name="gr1" draw:text-style-name="P1" draw:layer="layout" svg:width="0cm" svg:height="0.299cm" draw:transform="rotate (-1.5707963267949) translate (12.5cm 3.001cm)" svg:viewBox="0 0 0 300" svg:d="M0 300c0-100 0-200 0-300">
            <text:p/>
          </draw:path>
          <draw:path draw:style-name="gr1" draw:text-style-name="P1" draw:layer="layout" svg:width="0cm" svg:height="0.299cm" svg:x="12.2cm" svg:y="3.001cm" svg:viewBox="0 0 0 300" svg:d="M0 300c0-100 0-200 0-300">
            <text:p/>
          </draw:path>
          <draw:path draw:style-name="gr1" draw:text-style-name="P1" draw:layer="layout" svg:width="0cm" svg:height="0.299cm" draw:transform="skewX (-1.21178209965966) translate (11.5002963028942cm 3.001cm)" svg:viewBox="0 0 0 300" svg:d="M0 0c0 100 0 200 0 300">
            <text:p/>
          </draw:path>
          <draw:path draw:style-name="gr1" draw:text-style-name="P1" draw:layer="layout" svg:width="-0.001cm" svg:height="0.399cm" draw:transform="rotate (-1.5707963267949) translate (12.076cm 2.533cm)" svg:viewBox="0 0 0 400" svg:d="M0 400c0-133 0-267 0-400">
            <text:p/>
          </draw:path>
          <draw:path draw:style-name="gr1" draw:text-style-name="P1" draw:layer="layout" svg:width="0cm" svg:height="0.599cm" svg:x="11.874cm" svg:y="2.537cm" svg:viewBox="0 0 0 600" svg:d="M0 600c0-199 0-401 0-600">
            <text:p/>
          </draw:path>
        </draw:g>
        <draw:frame draw:style-name="gr6" draw:text-style-name="P3" draw:layer="layout" svg:width="1.4cm" svg:height="1.202cm" svg:x="10.8cm" svg:y="1.931cm">
          <draw:text-box>
            <text:p text:style-name="P2"><text:span text:style-name="T1">S</text:span></text:p>
          </draw:text-box>
        </draw:frame>
        <draw:g>
          <draw:path draw:style-name="gr1" draw:text-style-name="P1" draw:layer="layout" svg:width="0cm" svg:height="2.899cm" svg:x="10cm" svg:y="5.7cm" svg:viewBox="0 0 0 2900" svg:d="M0 2900c0-963 0-1937 0-2900">
            <text:p/>
          </draw:path>
          <draw:path draw:style-name="gr1" draw:text-style-name="P1" draw:layer="layout" svg:width="0.799cm" svg:height="0cm" svg:x="9.6cm" svg:y="8.6cm" svg:viewBox="0 0 800 0" svg:d="M800 0c-266 0-534 0-800 0">
            <text:p/>
          </draw:path>
        </draw:g>
        <draw:g>
          <draw:path draw:style-name="gr4" draw:text-style-name="P1" draw:layer="layout" svg:width="0.2cm" svg:height="0.2cm" svg:x="12.899cm" svg:y="3.899cm" svg:viewBox="0 0 201 201" svg:d="M99 0c56 0 100 43 100 99s-44 100-100 100-99-44-99-100 43-99 99-99zM0 0zM201 201z">
            <text:p/>
          </draw:path>
          <draw:path draw:style-name="gr4" draw:text-style-name="P1" draw:layer="layout" svg:width="0.2cm" svg:height="0.2cm" svg:x="10.7cm" svg:y="3.9cm" svg:viewBox="0 0 201 201" svg:d="M99 0c56 0 100 43 100 99s-44 100-100 100-99-44-99-100 43-99 99-99zM0 0zM201 201z">
            <text:p/>
          </draw:path>
          <draw:path draw:style-name="gr1" draw:text-style-name="P1" draw:layer="layout" svg:width="0cm" svg:height="0.899cm" draw:transform="rotate (1.5707963267949) translate (10.9cm 4cm)" svg:viewBox="0 0 0 900" svg:d="M0 900c0-299 0-601 0-900">
            <text:p/>
          </draw:path>
          <draw:path draw:style-name="gr1" draw:text-style-name="P1" draw:layer="layout" svg:width="0.899cm" svg:height="0cm" svg:x="12cm" svg:y="4cm" svg:viewBox="0 0 900 0" svg:d="M900 0c-299 0-601 0-900 0">
            <text:p/>
          </draw:path>
          <draw:path draw:style-name="gr1" draw:text-style-name="P1" draw:layer="layout" svg:width="0.799cm" svg:height="0cm" draw:transform="rotate (1.5707963267949) translate (12cm 4.4cm)" svg:viewBox="0 0 800 0" svg:d="M800 0c-266 0-534 0-800 0">
            <text:p/>
          </draw:path>
          <draw:path draw:style-name="gr1" draw:text-style-name="P1" draw:layer="layout" svg:width="0.799cm" svg:height="0cm" draw:transform="rotate (1.5707963267949) translate (11.8cm 4.4cm)" svg:viewBox="0 0 800 0" svg:d="M800 0c-266 0-534 0-800 0">
            <text:p/>
          </draw:path>
        </draw:g>
        <draw:path draw:style-name="gr1" draw:text-style-name="P1" draw:layer="layout" svg:width="0cm" svg:height="1.199cm" draw:transform="rotate (1.5707963267949) translate (10cm 3cm)" svg:viewBox="0 0 0 1200" svg:d="M0 1200c0-398 0-802 0-1200">
          <text:p/>
        </draw:path>
        <draw:path draw:style-name="gr7" draw:text-style-name="P4" draw:layer="layout" svg:width="0.2cm" svg:height="0.2cm" draw:transform="rotate (-1.5707963267949) translate (14.103cm 3.902cm)" svg:viewBox="0 0 201 201" svg:d="M99 0c56 0 100 43 100 99s-44 100-100 100-99-44-99-100 43-99 99-99zM0 0zM201 201z">
          <text:p/>
        </draw:path>
        <draw:path draw:style-name="gr7" draw:text-style-name="P4" draw:layer="layout" svg:width="0.2cm" svg:height="0.2cm" draw:transform="rotate (-1.5707963267949) translate (10.104cm 3.903cm)" svg:viewBox="0 0 201 201" svg:d="M99 0c56 0 100 43 100 99s-44 100-100 100-99-44-99-100 43-99 99-99zM0 0zM201 201z">
          <text:p/>
        </draw:path>
        <draw:path draw:style-name="gr1" draw:text-style-name="P1" draw:layer="layout" svg:width="0cm" svg:height="1.099cm" draw:transform="rotate (1.5707963267949) translate (10cm 5.7cm)" svg:viewBox="0 0 0 1100" svg:d="M0 1100c0-365 0-735 0-1100">
          <text:p/>
        </draw:path>
        <draw:path draw:style-name="gr1" draw:text-style-name="P1" draw:layer="layout" svg:width="0cm" svg:height="0.899cm" draw:transform="rotate (1.5707963267949) translate (10cm 5.1cm)" svg:viewBox="0 0 0 900" svg:d="M0 900c0-299 0-601 0-900">
          <text:p/>
        </draw:path>
        <draw:path draw:style-name="gr1" draw:text-style-name="P1" draw:layer="layout" svg:width="0cm" svg:height="0.699cm" draw:transform="rotate (1.5707963267949) translate (10cm 4cm)" svg:viewBox="0 0 0 700" svg:d="M0 700c0-232 0-468 0-700">
          <text:p/>
        </draw:path>
        <draw:path draw:style-name="gr1" draw:text-style-name="P1" draw:layer="layout" svg:width="0cm" svg:height="1.599cm" draw:transform="rotate (1.5707963267949) translate (12.4cm 3cm)" svg:viewBox="0 0 0 1600" svg:d="M0 1600c0-531 0-1069 0-1600">
          <text:p/>
        </draw:path>
        <draw:frame draw:style-name="gr6" draw:text-style-name="P3" draw:layer="layout" svg:width="1.4cm" svg:height="1.202cm" svg:x="10.9cm" svg:y="2.998cm">
          <draw:text-box>
            <text:p text:style-name="P2"><text:span text:style-name="T1">C</text:span></text:p>
          </draw:text-box>
        </draw:frame>
        <draw:line draw:style-name="gr5" draw:text-style-name="P1" draw:layer="layout" svg:x1="10.491cm" svg:y1="5.1cm" svg:x2="11.091cm" svg:y2="5.1cm">
          <text:p/>
        </draw:line>
        <draw:frame draw:style-name="gr6" draw:text-style-name="P3" draw:layer="layout" svg:width="1.4cm" svg:height="1.202cm" svg:x="10cm" svg:y="3.855cm">
          <draw:text-box>
            <text:p text:style-name="P2"><text:span text:style-name="T2">I</text:span><text:span text:style-name="T3">B-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4-02T13:55:32.252825738</meta:creation-date>
    <dc:date>2019-04-02T15:29:17.964539875</dc:date>
    <meta:editing-duration>PT35M28S</meta:editing-duration>
    <meta:editing-cycles>12</meta:editing-cycles>
    <meta:generator>LibreOffice/6.0.7.3$Linux_X86_64 LibreOffice_project/00m0$Build-3</meta:generator>
    <meta:document-statistic meta:object-count="59"/>
  </office:meta>
</office:document-meta>
</file>